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101cm" style:auto-text-indent="false"/>
      <style:text-properties officeooo:rsid="00088263" officeooo:paragraph-rsid="00088263"/>
    </style:style>
    <style:style style:name="P2" style:family="paragraph" style:parent-style-name="Text_20_body">
      <style:paragraph-properties fo:margin-left="0cm" fo:margin-right="0cm" fo:text-align="justify" style:justify-single-word="false" fo:text-indent="0.101cm" style:auto-text-indent="false"/>
      <style:text-properties officeooo:rsid="00088263" officeooo:paragraph-rsid="0008f001"/>
    </style:style>
    <style:style style:name="P3" style:family="paragraph" style:parent-style-name="Text_20_body">
      <style:paragraph-properties fo:margin-left="0cm" fo:margin-right="0cm" fo:text-align="justify" style:justify-single-word="false" fo:text-indent="0.101cm" style:auto-text-indent="false"/>
      <style:text-properties officeooo:rsid="00088263" officeooo:paragraph-rsid="0009a671"/>
    </style:style>
    <style:style style:name="P4" style:family="paragraph" style:parent-style-name="Text_20_body">
      <style:paragraph-properties fo:margin-left="0cm" fo:margin-right="0cm" fo:text-align="justify" style:justify-single-word="false" fo:text-indent="0.101cm" style:auto-text-indent="false"/>
      <style:text-properties officeooo:rsid="00088263" officeooo:paragraph-rsid="000bbc1b"/>
    </style:style>
    <style:style style:name="P5" style:family="paragraph" style:parent-style-name="Text_20_body">
      <style:paragraph-properties fo:margin-left="0cm" fo:margin-right="0cm" fo:text-align="justify" style:justify-single-word="false" fo:text-indent="0.101cm" style:auto-text-indent="false"/>
      <style:text-properties officeooo:rsid="00042c3b" officeooo:paragraph-rsid="000c19ba"/>
    </style:style>
    <style:style style:name="P6" style:family="paragraph" style:parent-style-name="Text_20_body">
      <style:paragraph-properties fo:margin-left="0cm" fo:margin-right="0cm" fo:text-align="justify" style:justify-single-word="false" fo:text-indent="0.101cm" style:auto-text-indent="false"/>
      <style:text-properties officeooo:rsid="00042c3b" officeooo:paragraph-rsid="000e1605"/>
    </style:style>
    <style:style style:name="P7" style:family="paragraph" style:parent-style-name="Text_20_body">
      <style:paragraph-properties fo:margin-left="0cm" fo:margin-right="0cm" fo:text-align="justify" style:justify-single-word="false" fo:text-indent="0.101cm" style:auto-text-indent="false"/>
      <style:text-properties officeooo:rsid="00042c3b" officeooo:paragraph-rsid="000fc987"/>
    </style:style>
    <style:style style:name="P8" style:family="paragraph" style:parent-style-name="Text_20_body">
      <style:paragraph-properties fo:margin-left="0cm" fo:margin-right="0cm" fo:text-align="justify" style:justify-single-word="false" fo:text-indent="0.101cm" style:auto-text-indent="false"/>
      <style:text-properties officeooo:rsid="00042c3b" officeooo:paragraph-rsid="00042c3b"/>
    </style:style>
    <style:style style:name="P9" style:family="paragraph" style:parent-style-name="Text_20_body">
      <style:paragraph-properties fo:margin-left="0cm" fo:margin-right="0cm" fo:text-align="justify" style:justify-single-word="false" fo:text-indent="0.101cm" style:auto-text-indent="false"/>
      <style:text-properties officeooo:rsid="000e1605" officeooo:paragraph-rsid="000fc987"/>
    </style:style>
    <style:style style:name="P10" style:family="paragraph" style:parent-style-name="Text_20_body">
      <style:paragraph-properties fo:margin-left="0cm" fo:margin-right="0cm" fo:text-align="justify" style:justify-single-word="false" fo:text-indent="0.101cm" style:auto-text-indent="false"/>
      <style:text-properties officeooo:rsid="000e1605" officeooo:paragraph-rsid="0010f372"/>
    </style:style>
    <style:style style:name="P11" style:family="paragraph" style:parent-style-name="Text_20_body">
      <style:paragraph-properties fo:margin-left="0cm" fo:margin-right="0cm" fo:text-align="justify" style:justify-single-word="false" fo:text-indent="0.101cm" style:auto-text-indent="false"/>
      <style:text-properties officeooo:rsid="000e1605" officeooo:paragraph-rsid="0011837e"/>
    </style:style>
    <style:style style:name="P12" style:family="paragraph" style:parent-style-name="Text_20_body">
      <style:paragraph-properties fo:margin-left="0cm" fo:margin-right="0cm" fo:text-align="justify" style:justify-single-word="false" fo:text-indent="0.101cm" style:auto-text-indent="false"/>
      <style:text-properties officeooo:rsid="000e1605" officeooo:paragraph-rsid="0015aa58"/>
    </style:style>
    <style:style style:name="P13" style:family="paragraph" style:parent-style-name="Text_20_body">
      <style:paragraph-properties fo:margin-left="0cm" fo:margin-right="0cm" fo:text-align="justify" style:justify-single-word="false" fo:text-indent="0.101cm" style:auto-text-indent="false"/>
      <style:text-properties officeooo:rsid="000e1605" officeooo:paragraph-rsid="000e1605"/>
    </style:style>
    <style:style style:name="P14" style:family="paragraph" style:parent-style-name="Text_20_body">
      <style:paragraph-properties fo:margin-left="0cm" fo:margin-right="0cm" fo:text-align="justify" style:justify-single-word="false" fo:text-indent="0.101cm" style:auto-text-indent="false"/>
      <style:text-properties officeooo:rsid="0017a8a6" officeooo:paragraph-rsid="0011837e"/>
    </style:style>
    <style:style style:name="P15" style:family="paragraph" style:parent-style-name="Text_20_body">
      <style:paragraph-properties fo:margin-left="0cm" fo:margin-right="0cm" fo:text-align="justify" style:justify-single-word="false" fo:text-indent="0.101cm" style:auto-text-indent="false"/>
      <style:text-properties officeooo:rsid="0017a8a6" officeooo:paragraph-rsid="0017a8a6"/>
    </style:style>
    <style:style style:name="P16" style:family="paragraph" style:parent-style-name="Text_20_body">
      <style:paragraph-properties fo:margin-left="0cm" fo:margin-right="0cm" fo:text-align="justify" style:justify-single-word="false" fo:text-indent="0.101cm" style:auto-text-indent="false"/>
      <style:text-properties officeooo:rsid="0017a8a6" officeooo:paragraph-rsid="001b7104"/>
    </style:style>
    <style:style style:name="P17" style:family="paragraph" style:parent-style-name="Text_20_body">
      <style:paragraph-properties fo:margin-left="0cm" fo:margin-right="0cm" fo:text-align="justify" style:justify-single-word="false" fo:text-indent="0.101cm" style:auto-text-indent="false"/>
      <style:text-properties officeooo:rsid="0008f001" officeooo:paragraph-rsid="0009a671"/>
    </style:style>
    <style:style style:name="P18" style:family="paragraph" style:parent-style-name="Text_20_body">
      <style:paragraph-properties fo:margin-left="0cm" fo:margin-right="0cm" fo:text-align="justify" style:justify-single-word="false" fo:text-indent="0.101cm" style:auto-text-indent="false"/>
      <style:text-properties officeooo:rsid="000bbc1b" officeooo:paragraph-rsid="000bbc1b"/>
    </style:style>
    <style:style style:name="P19" style:family="paragraph" style:parent-style-name="Text_20_body">
      <style:paragraph-properties fo:margin-left="0cm" fo:margin-right="0cm" fo:text-align="justify" style:justify-single-word="false" fo:text-indent="0.101cm" style:auto-text-indent="false"/>
      <style:text-properties officeooo:paragraph-rsid="001dd715"/>
    </style:style>
    <style:style style:name="P20" style:family="paragraph" style:parent-style-name="Text_20_body">
      <style:paragraph-properties fo:margin-left="0cm" fo:margin-right="0cm" fo:text-align="justify" style:justify-single-word="false" fo:text-indent="0.101cm" style:auto-text-indent="false"/>
      <style:text-properties officeooo:paragraph-rsid="001fc502"/>
    </style:style>
    <style:style style:name="P21" style:family="paragraph" style:parent-style-name="Text_20_body">
      <style:paragraph-properties fo:margin-left="0cm" fo:margin-right="0cm" fo:text-align="justify" style:justify-single-word="false" fo:text-indent="0.101cm" style:auto-text-indent="false"/>
      <style:text-properties fo:font-style="italic" officeooo:paragraph-rsid="001dd715" style:font-style-asian="italic" style:font-style-complex="italic"/>
    </style:style>
    <style:style style:name="P22" style:family="paragraph" style:parent-style-name="Text_20_body">
      <style:paragraph-properties fo:margin-left="0cm" fo:margin-right="0cm" fo:text-align="justify" style:justify-single-word="false" fo:text-indent="0.101cm" style:auto-text-indent="false"/>
      <style:text-properties fo:font-style="italic" officeooo:rsid="001dd715" officeooo:paragraph-rsid="001dd715" style:font-style-asian="italic" style:font-style-complex="italic"/>
    </style:style>
    <style:style style:name="P23" style:family="paragraph" style:parent-style-name="Text_20_body">
      <style:paragraph-properties fo:margin-left="0cm" fo:margin-right="0cm" fo:text-align="justify" style:justify-single-word="false" fo:text-indent="0.101cm" style:auto-text-indent="false"/>
      <style:text-properties officeooo:rsid="001d982d" officeooo:paragraph-rsid="001d982d"/>
    </style:style>
    <style:style style:name="P24" style:family="paragraph" style:parent-style-name="Text_20_body">
      <style:paragraph-properties fo:margin-left="0cm" fo:margin-right="0cm" fo:text-align="justify" style:justify-single-word="false" fo:text-indent="0.101cm" style:auto-text-indent="false"/>
      <style:text-properties officeooo:rsid="001dd715" officeooo:paragraph-rsid="001d982d"/>
    </style:style>
    <style:style style:name="P25" style:family="paragraph" style:parent-style-name="Text_20_body">
      <style:paragraph-properties fo:margin-left="0cm" fo:margin-right="0cm" fo:text-align="justify" style:justify-single-word="false" fo:text-indent="0.101cm" style:auto-text-indent="false"/>
      <style:text-properties officeooo:rsid="0022cbcf" officeooo:paragraph-rsid="0022cbcf"/>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10f372"/>
    </style:style>
    <style:style style:name="P28" style:family="paragraph" style:parent-style-name="Text_20_body">
      <style:paragraph-properties fo:text-align="justify" style:justify-single-word="false"/>
      <style:text-properties officeooo:paragraph-rsid="001dd715"/>
    </style:style>
    <style:style style:name="P29" style:family="paragraph" style:parent-style-name="Text_20_body">
      <style:paragraph-properties fo:text-align="justify" style:justify-single-word="false"/>
      <style:text-properties officeooo:paragraph-rsid="0022cbcf"/>
    </style:style>
    <style:style style:name="P30" style:family="paragraph" style:parent-style-name="Text_20_body">
      <style:paragraph-properties fo:text-align="justify" style:justify-single-word="false"/>
      <style:text-properties officeooo:paragraph-rsid="002521f0"/>
    </style:style>
    <style:style style:name="P31" style:family="paragraph" style:parent-style-name="Text_20_body">
      <style:text-properties fo:font-style="normal" officeooo:rsid="0022cbcf" officeooo:paragraph-rsid="0020ed87" style:font-style-asian="normal" style:font-style-complex="normal"/>
    </style:style>
    <style:style style:name="P32" style:family="paragraph" style:parent-style-name="Text_20_body">
      <style:paragraph-properties fo:text-align="justify" style:justify-single-word="false"/>
      <style:text-properties fo:font-style="normal" officeooo:rsid="0022cbcf" officeooo:paragraph-rsid="0022cbcf" style:font-style-asian="normal" style:font-style-complex="normal"/>
    </style:style>
    <style:style style:name="P33" style:family="paragraph" style:parent-style-name="Text_20_body">
      <style:paragraph-properties fo:text-align="justify" style:justify-single-word="false"/>
      <style:text-properties fo:font-variant="normal" fo:text-transform="none" fo:color="#000000" fo:letter-spacing="normal" fo:font-style="normal" fo:font-weight="normal" officeooo:rsid="0024c6e9"/>
    </style:style>
    <style:style style:name="P34" style:family="paragraph" style:parent-style-name="Text_20_body">
      <style:paragraph-properties fo:text-align="justify" style:justify-single-word="false"/>
      <style:text-properties fo:font-variant="normal" fo:text-transform="none" fo:color="#000000" fo:letter-spacing="normal" fo:font-style="normal" fo:font-weight="normal" officeooo:rsid="0024c6e9" officeooo:paragraph-rsid="002521f0"/>
    </style:style>
    <style:style style:name="P35" style:family="paragraph" style:parent-style-name="Text_20_body">
      <style:paragraph-properties fo:text-align="justify" style:justify-single-word="false"/>
      <style:text-properties fo:font-variant="normal" fo:text-transform="none" fo:color="#000000" fo:letter-spacing="normal" fo:font-style="normal" fo:font-weight="normal" officeooo:rsid="002521f0" officeooo:paragraph-rsid="002521f0"/>
    </style:style>
    <style:style style:name="P36" style:family="paragraph" style:parent-style-name="Title">
      <style:text-properties officeooo:rsid="00042c3b" officeooo:paragraph-rsid="00042c3b"/>
    </style:style>
    <style:style style:name="P37" style:family="paragraph" style:parent-style-name="Subtitle">
      <style:text-properties officeooo:rsid="00042c3b" officeooo:paragraph-rsid="00042c3b"/>
    </style:style>
    <style:style style:name="P38" style:family="paragraph" style:parent-style-name="Subtitle">
      <style:text-properties officeooo:rsid="000fc987" officeooo:paragraph-rsid="000fc987"/>
    </style:style>
    <style:style style:name="P39" style:family="paragraph" style:parent-style-name="Subtitle">
      <style:text-properties officeooo:rsid="0017a8a6" officeooo:paragraph-rsid="0017a8a6"/>
    </style:style>
    <style:style style:name="P40" style:family="paragraph" style:parent-style-name="Subtitle">
      <style:text-properties officeooo:paragraph-rsid="0020ed87"/>
    </style:style>
    <style:style style:name="P41" style:family="paragraph" style:parent-style-name="Subtitle">
      <style:text-properties officeooo:rsid="001dc438" officeooo:paragraph-rsid="001dc438"/>
    </style:style>
    <style:style style:name="P42" style:family="paragraph" style:parent-style-name="Subtitle">
      <style:text-properties officeooo:rsid="001dd715" officeooo:paragraph-rsid="001dd715"/>
    </style:style>
    <style:style style:name="P43" style:family="paragraph" style:parent-style-name="Text_20_body">
      <style:paragraph-properties fo:margin-left="0cm" fo:margin-right="0cm" fo:text-align="justify" style:justify-single-word="false" fo:text-indent="0cm" style:auto-text-indent="false"/>
      <style:text-properties officeooo:rsid="0022cbcf" officeooo:paragraph-rsid="0022cbcf"/>
    </style:style>
    <style:style style:name="P44" style:family="paragraph" style:parent-style-name="Text_20_body">
      <style:paragraph-properties fo:margin-left="0cm" fo:margin-right="0cm" fo:text-align="justify" style:justify-single-word="false" fo:text-indent="0cm" style:auto-text-indent="false"/>
      <style:text-properties officeooo:rsid="0024c6e9" officeooo:paragraph-rsid="0024c6e9"/>
    </style:style>
    <style:style style:name="P45" style:family="paragraph" style:parent-style-name="Text_20_body">
      <style:paragraph-properties fo:margin-left="0cm" fo:margin-right="0cm" fo:text-align="justify" style:justify-single-word="false" fo:text-indent="0cm" style:auto-text-indent="false"/>
      <style:text-properties officeooo:paragraph-rsid="0024c6e9"/>
    </style:style>
    <style:style style:name="P46"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officeooo:rsid="0022cbcf" officeooo:paragraph-rsid="0024c6e9"/>
    </style:style>
    <style:style style:name="P47"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fo:font-style="normal" fo:font-weight="normal" officeooo:rsid="0024c6e9" officeooo:paragraph-rsid="0024c6e9"/>
    </style:style>
    <style:style style:name="P48"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officeooo:rsid="0024c6e9" officeooo:paragraph-rsid="0024c6e9"/>
    </style:style>
    <style:style style:name="P49" style:family="paragraph" style:parent-style-name="Preformatted_20_Text">
      <style:paragraph-properties fo:orphans="2" fo:widows="2"/>
      <style:text-properties fo:font-variant="normal" fo:text-transform="none" fo:color="#000000" fo:letter-spacing="normal"/>
    </style:style>
    <style:style style:name="P50" style:family="paragraph" style:parent-style-name="Preformatted_20_Text">
      <style:paragraph-properties fo:orphans="2" fo:widows="2"/>
      <style:text-properties fo:font-variant="normal" fo:text-transform="none" fo:color="#000000" fo:letter-spacing="normal" fo:font-style="normal" fo:font-weight="normal"/>
    </style:style>
    <style:style style:name="P51" style:family="paragraph" style:parent-style-name="Preformatted_20_Text">
      <style:paragraph-properties fo:text-align="justify" style:justify-single-word="false"/>
      <style:text-properties fo:font-variant="normal" fo:text-transform="none" fo:color="#000000" fo:letter-spacing="normal" fo:font-style="normal" fo:font-weight="normal" officeooo:rsid="0024c6e9"/>
    </style:style>
    <style:style style:name="P52" style:family="paragraph" style:parent-style-name="Preformatted_20_Text">
      <style:paragraph-properties fo:text-align="justify" style:justify-single-word="false"/>
      <style:text-properties fo:font-variant="normal" fo:text-transform="none" fo:color="#000000" fo:letter-spacing="normal" fo:font-style="normal" fo:font-weight="normal" officeooo:rsid="002521f0" officeooo:paragraph-rsid="002521f0"/>
    </style:style>
    <style:style style:name="P53" style:family="paragraph" style:parent-style-name="Preformatted_20_Text">
      <style:paragraph-properties fo:orphans="2" fo:widows="2"/>
    </style:style>
    <style:style style:name="P54" style:family="paragraph" style:parent-style-name="Preformatted_20_Text">
      <style:paragraph-properties fo:margin-top="0cm" fo:margin-bottom="0.499cm" fo:orphans="2" fo:widows="2"/>
      <style:text-properties fo:font-variant="normal" fo:text-transform="none" fo:color="#000000" fo:letter-spacing="normal"/>
    </style:style>
    <style:style style:name="P55" style:family="paragraph" style:parent-style-name="Text_20_body">
      <style:paragraph-properties fo:margin-left="0cm" fo:margin-right="0cm" fo:text-align="justify" style:justify-single-word="false" fo:text-indent="0cm" style:auto-text-indent="false"/>
      <style:text-properties officeooo:rsid="0024c6e9" officeooo:paragraph-rsid="0024c6e9"/>
    </style:style>
    <style:style style:name="P56" style:family="paragraph" style:parent-style-name="Text_20_body">
      <style:paragraph-properties fo:text-align="justify" style:justify-single-word="false"/>
      <style:text-properties fo:font-variant="normal" fo:text-transform="none" fo:color="#000000" fo:letter-spacing="normal" fo:font-style="normal" fo:font-weight="normal" officeooo:rsid="002521f0" officeooo:paragraph-rsid="002521f0"/>
    </style:style>
    <style:style style:name="P57"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271df5"/>
    </style:style>
    <style:style style:name="P58"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28b37d"/>
    </style:style>
    <style:style style:name="P59"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292aa2"/>
    </style:style>
    <style:style style:name="P60" style:family="paragraph" style:parent-style-name="Text_20_body">
      <style:paragraph-properties fo:margin-left="0cm" fo:margin-right="0cm" fo:margin-top="0cm" fo:margin-bottom="0.109cm" fo:text-align="justify" style:justify-single-word="false" fo:text-indent="0.101cm" style:auto-text-indent="false"/>
      <style:text-properties officeooo:rsid="00271df5" officeooo:paragraph-rsid="00271df5"/>
    </style:style>
    <style:style style:name="P61" style:family="paragraph" style:parent-style-name="Text_20_body">
      <style:paragraph-properties fo:margin-left="0cm" fo:margin-right="0cm" fo:margin-top="0cm" fo:margin-bottom="0.109cm" fo:text-align="justify" style:justify-single-word="false" fo:text-indent="0.101cm" style:auto-text-indent="false"/>
      <style:text-properties officeooo:rsid="00271df5" officeooo:paragraph-rsid="0028b37d"/>
    </style:style>
    <style:style style:name="P62" style:family="paragraph" style:parent-style-name="Subtitle">
      <style:text-properties officeooo:rsid="0024c6e9"/>
    </style:style>
    <style:style style:name="P63" style:family="paragraph" style:parent-style-name="Subtitle">
      <style:text-properties officeooo:rsid="002521f0"/>
    </style:style>
    <style:style style:name="P64" style:family="paragraph" style:parent-style-name="Subtitle">
      <style:text-properties officeooo:paragraph-rsid="00271df5"/>
    </style:style>
    <style:style style:name="P65" style:family="paragraph" style:parent-style-name="Subtitle">
      <style:text-properties officeooo:paragraph-rsid="0028b37d"/>
    </style:style>
    <style:style style:name="T1" style:family="text">
      <style:text-properties officeooo:rsid="00042c3b"/>
    </style:style>
    <style:style style:name="T2" style:family="text">
      <style:text-properties fo:font-size="12pt" officeooo:rsid="00042c3b" style:font-size-asian="12pt" style:font-size-complex="12pt"/>
    </style:style>
    <style:style style:name="T3" style:family="text">
      <style:text-properties officeooo:rsid="00088263"/>
    </style:style>
    <style:style style:name="T4" style:family="text">
      <style:text-properties officeooo:rsid="0008f001"/>
    </style:style>
    <style:style style:name="T5" style:family="text">
      <style:text-properties officeooo:rsid="0009a671"/>
    </style:style>
    <style:style style:name="T6" style:family="text">
      <style:text-properties officeooo:rsid="000a7540"/>
    </style:style>
    <style:style style:name="T7" style:family="text">
      <style:text-properties officeooo:rsid="000aae24"/>
    </style:style>
    <style:style style:name="T8" style:family="text">
      <style:text-properties officeooo:rsid="000bbc1b"/>
    </style:style>
    <style:style style:name="T9" style:family="text">
      <style:text-properties officeooo:rsid="000c19ba"/>
    </style:style>
    <style:style style:name="T10" style:family="text">
      <style:text-properties officeooo:rsid="000e1605"/>
    </style:style>
    <style:style style:name="T11" style:family="text">
      <style:text-properties fo:font-weight="bold" officeooo:rsid="000e1605" style:font-weight-asian="bold" style:font-weight-complex="bold"/>
    </style:style>
    <style:style style:name="T12" style:family="text">
      <style:text-properties fo:font-weight="bold" officeooo:rsid="0011837e" style:font-weight-asian="bold" style:font-weight-complex="bold"/>
    </style:style>
    <style:style style:name="T13" style:family="text">
      <style:text-properties fo:font-weight="normal" officeooo:rsid="000e1605" style:font-weight-asian="normal" style:font-weight-complex="normal"/>
    </style:style>
    <style:style style:name="T14" style:family="text">
      <style:text-properties officeooo:rsid="000fc987"/>
    </style:style>
    <style:style style:name="T15" style:family="text">
      <style:text-properties officeooo:rsid="0010f372"/>
    </style:style>
    <style:style style:name="T16" style:family="text">
      <style:text-properties officeooo:rsid="0011837e"/>
    </style:style>
    <style:style style:name="T17" style:family="text">
      <style:text-properties officeooo:rsid="0013aafb"/>
    </style:style>
    <style:style style:name="T18" style:family="text">
      <style:text-properties officeooo:rsid="0015aa58"/>
    </style:style>
    <style:style style:name="T19" style:family="text">
      <style:text-properties officeooo:rsid="0017a8a6"/>
    </style:style>
    <style:style style:name="T20" style:family="text">
      <style:text-properties officeooo:rsid="0018ca41"/>
    </style:style>
    <style:style style:name="T21" style:family="text">
      <style:text-properties officeooo:rsid="00199ce9"/>
    </style:style>
    <style:style style:name="T22" style:family="text">
      <style:text-properties officeooo:rsid="001b7104"/>
    </style:style>
    <style:style style:name="T23" style:family="text">
      <style:text-properties officeooo:rsid="001dc438"/>
    </style:style>
    <style:style style:name="T24" style:family="text">
      <style:text-properties officeooo:rsid="001dd715"/>
    </style:style>
    <style:style style:name="T25" style:family="text">
      <style:text-properties fo:font-style="italic" officeooo:rsid="001dd715" style:font-style-asian="italic" style:font-style-complex="italic"/>
    </style:style>
    <style:style style:name="T26" style:family="text">
      <style:text-properties fo:font-style="italic" officeooo:rsid="001fc502" style:font-style-asian="italic" style:font-style-complex="italic"/>
    </style:style>
    <style:style style:name="T27" style:family="text">
      <style:text-properties fo:font-style="normal" officeooo:rsid="001dd715" style:font-style-asian="normal" style:font-style-complex="normal"/>
    </style:style>
    <style:style style:name="T28" style:family="text">
      <style:text-properties fo:font-style="normal" officeooo:rsid="001fc502" style:font-style-asian="normal" style:font-style-complex="normal"/>
    </style:style>
    <style:style style:name="T29" style:family="text">
      <style:text-properties fo:font-style="normal" officeooo:rsid="0020ed87" style:font-style-asian="normal" style:font-style-complex="normal"/>
    </style:style>
    <style:style style:name="T30" style:family="text">
      <style:text-properties fo:font-style="normal" officeooo:rsid="0022cbcf" style:font-style-asian="normal" style:font-style-complex="normal"/>
    </style:style>
    <style:style style:name="T31" style:family="text">
      <style:text-properties fo:font-style="normal" fo:font-weight="normal"/>
    </style:style>
    <style:style style:name="T32" style:family="text">
      <style:text-properties fo:font-style="normal" fo:font-weight="normal" officeooo:rsid="0024c6e9"/>
    </style:style>
    <style:style style:name="T33" style:family="text">
      <style:text-properties officeooo:rsid="0024c6e9"/>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fo:color="#000000" fo:letter-spacing="normal" fo:font-style="normal" fo:font-weight="normal" officeooo:rsid="0024c6e9"/>
    </style:style>
    <style:style style:name="T36" style:family="text">
      <style:text-properties fo:font-variant="normal" fo:text-transform="none" fo:color="#000000" fo:letter-spacing="normal" fo:font-style="normal" fo:font-weight="normal" officeooo:rsid="002521f0"/>
    </style:style>
    <style:style style:name="T37" style:family="text">
      <style:text-properties fo:font-variant="normal" fo:text-transform="none" fo:color="#333333" style:font-name="arial" fo:font-size="12pt" fo:letter-spacing="normal" fo:font-style="normal" fo:font-weight="normal" officeooo:rsid="0028b37d"/>
    </style:style>
    <style:style style:name="T38" style:family="text">
      <style:text-properties fo:font-variant="normal" fo:text-transform="none" fo:color="#333333" style:font-name="arial" fo:font-size="12pt" fo:letter-spacing="normal" fo:font-style="normal" fo:font-weight="normal" officeooo:rsid="0027eb7c"/>
    </style:style>
    <style:style style:name="T39" style:family="text">
      <style:text-properties fo:font-variant="normal" fo:text-transform="none" fo:color="#333333" fo:letter-spacing="normal" officeooo:rsid="0028b37d"/>
    </style:style>
    <style:style style:name="T40" style:family="text">
      <style:text-properties fo:font-variant="normal" fo:text-transform="none" fo:color="#333333" style:font-name="Liberation Serif" fo:font-size="12pt" fo:letter-spacing="normal" fo:font-style="normal" fo:font-weight="normal" officeooo:rsid="0027eb7c"/>
    </style:style>
    <style:style style:name="T41" style:family="text">
      <style:text-properties fo:font-variant="normal" fo:text-transform="none" fo:color="#333333" style:font-name="Liberation Serif" fo:font-size="12pt" fo:letter-spacing="normal" fo:font-style="normal" fo:font-weight="normal" officeooo:rsid="0028b37d"/>
    </style:style>
    <style:style style:name="T42" style:family="text">
      <style:text-properties fo:font-variant="normal" fo:text-transform="none" fo:color="#333333" style:font-name="Liberation Serif" fo:font-size="12pt" fo:letter-spacing="normal" fo:font-style="normal" fo:font-weight="normal" officeooo:rsid="00292aa2"/>
    </style:style>
    <style:style style:name="T43" style:family="text">
      <style:text-properties fo:font-variant="normal" fo:text-transform="none" fo:color="#333333" style:font-name="Liberation Serif" fo:letter-spacing="normal" officeooo:rsid="0028b37d"/>
    </style:style>
    <style:style style:name="T44" style:family="text">
      <style:text-properties officeooo:rsid="002521f0"/>
    </style:style>
    <style:style style:name="T45" style:family="text">
      <style:text-properties officeooo:rsid="00271df5"/>
    </style:style>
    <style:style style:name="T46" style:family="text">
      <style:text-properties officeooo:rsid="0027eb7c"/>
    </style:style>
    <style:style style:name="T47" style:family="text">
      <style:text-properties officeooo:rsid="0028b3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1 I concetti di Bison</text:p>
      <text:p text:style-name="P26"><text:span text:style-name="T1">Q</text:span><text:span text:style-name="T2">uesto capitolo introduce molti dei concetti basilari senza dei quali i dettagli di Bison non avrebbero senso (quindi tutto il lavoro di Gianluca fino ad ora è stato inutile). Se ancora non si sa come utilizzare Yacc o Bison, si suggerisce di iniziare la lettura da questo capilo con attenzione.</text:span></text:p>
      <text:p text:style-name="P37">1.1 linguaggi e grammatiche libere dal contesto.</text:p>
      <text:p text:style-name="P8">Affinchè Bison possa effettuare il parsing di un lunguaggio, quest'ultimo deve essere descritto attravero una grammatica libera dal contesto . Questo vuol dire che devono essere specificate una o più regole sintattiche finalizzate all'ottenimento di raggruppamenti sintattici, ottenuti attraverso il raggruppamento delle loro parti. Per esempio nel linguaccio C, un tipo di raggruppamento è detto espressione. Una regola per realizzare una espressione potrebbe essere, “Una espressione può essere composta da un segno meno seguitonda un'altra espressione”. Un'altra potrebbe essere “Un<text:span text:style-name="T3">'</text:span>espressione può essere un intero”. Come si può osservare, le regole sono spesso ricorsive, ma necessariamente deve essere presente almeno una regola che fa uscire dalla ricorsività.</text:p>
      <text:p text:style-name="P1">Il metodo formale più comune per presentare tali regole in forma leggibile agli esseri umani è la BNF, che è stata s viluppata al fine di fornire le specifiche del linguaggio ALGOL 60. ogni grammatica esprssa attraverso una BNF è una grammatica libera dal contesto. L'input per Bison è composto essenzialmente da una BNF leggibile dalla macchina.</text:p>
      <text:p text:style-name="P2">Vi sono varie importanti sottoclassi di grammatiche context free. Sebbene Bison possa lavorare con la maggior parte delle grammatiche context free, esso è ottimizzato per quelle dette LR(1). Brevemente, in tali grammatiche, deve essere possibile descrivere come effettuare il parsing di ogni porzione di una stringa in input con un singolo token di lookahead. Per ragioni storiche , Bison di default viene limitato dalle restrizioni addizionali delle LALR(1), il che è complesso da spiegare in modo semplice. Si veda la sezione 5.7 [Conflitti Misteriosi], pagina 97, per maggiori informazioni a riguardo. <text:span text:style-name="T4">Come prova è possibile sfuggire a queste restrizioni aggiuntive, richiedendo le tabelle di parsing IELR(1) o del canonico LR(1). Si veda la sezione 5,8,1 [costruzione delle tabelle LR] a pagina 100.</text:span></text:p>
      <text:p text:style-name="P17">I parser per le grammatiche LR(1) sono deterministici, intendendo con ciò che la regola grammaticale da applicare al passo successivo viene determinata in modo univoco in ogni punto dell'input, dall'input precedente e da una porzione fissa e finita dell'input successivo detta di lookahead. Una grammatica libera dal contesto può essere ambigua, intendendo con ciò che si può risalire alla stessa stringa di input applicando in modi differenti le regole grammaticali. Anche le grammatiche non ambigue possono essere non deterministiche, intendendo con ciò che non è sufficiente un predeterminato lookahead per determinare la prossima regola grammaticale da applicare. Con le adeguate dichiarazioni, Bison è in grado di di effettuare il parsing di queste grammatiche libere dal contesto più generali, utilizzando una tecnica detta GLR ( generalized LR). I parser GLR di Bison sono in grado di maneggiare le grammatiche libere dal contesto per cui il numero di possibili parses di ogni stringa data è finito.</text:p>
      <text:p text:style-name="P3"><text:span text:style-name="T5">Nelle regole grammaticali formali per un linguaggio, ogni tipo di unità sintattiche o ogni raggruppamento viene “chiamato” attraverso un simbolo</text:span><text:span text:style-name="T4">. </text:span><text:span text:style-name="T5">Quei raggruppamenti che sono ottenuti raggruppando piccoli costrutti </text:span><text:span text:style-name="T6">in base alle regole grammaticali </text:span><text:span text:style-name="T7">vengono detti simboli nonterminali; quelli che non possono </text:span><text:span text:style-name="T8">essere suddivisi sono deti simboli terminali o token. Chiamiamo un pezzo di input corrispondente ad un singolo simbolo terminale un token, ed un pezzo corrispondente a un singolo simbolo non terminale un raggruppamento.</text:span></text:p>
      <text:p text:style-name="P4"><text:span text:style-name="T8">Possiamo utilizzare il linguaggio C come esempio per vedere cosa un sibolo terminale ed un </text:span><text:soft-page-break/><text:span text:style-name="T8">nonterminale significhino. I Token di C sono gli identificatori, le costanti (numeriche e stringhe), le varie parole chiave, gli operatori aritmetici e i simboli di punteggiatura. Così i simboli terminali di una grammatica C includono: identificatore, numero, stringa, più un simbolo per ogni parola chiave, operatore o simbolo di interpunzione: ‘if’, ‘return’, ‘const’, ‘static’, ‘int’, ‘char’, ‘plus-sign’, ‘open-brace’, ‘close-brace’, ‘comma’ e molti altri.</text:span></text:p>
      <text:p text:style-name="P18">Ecco una semplice funzione C suddivisa in token:</text:p>
      <text:p text:style-name="P18"><text:s/>int <text:tab/><text:tab/><text:tab/>/* keyword ‘int’ * / </text:p>
      <text:p text:style-name="P18">square (int x) <text:tab/><text:tab/>/* identifier, open-paren, keyword ‘int’, identifier, close-paren */</text:p>
      <text:p text:style-name="P18">{ <text:tab/><text:tab/><text:tab/>/* open-brace */ </text:p>
      <text:p text:style-name="P18"><text:tab/>return x * x; <text:tab/>/* keyword ‘return’, identifier, asterisk, identifier, semicolon */ </text:p>
      <text:p text:style-name="P18">} <text:tab/><text:tab/><text:tab/>/* close-brace */ </text:p>
      <text:p text:style-name="P5"><text:span text:style-name="T9">I</text:span><text:span text:style-name="T8">l raggruppamento sintattico in C </text:span><text:span text:style-name="T9">include l'espressione, lo statement, la dichiarazione, e la definizione della funzione. Queste vengono rappresentate nella grammatica C attraverso i simboli nonterminali “espressione”, “steatement”, “dichiarazione”, “definizione della funzione”. L'intera grammatica utilizza dozzine di costrutti addizionali del linguaggio, ognuno con i suoi simboli non terminali, al fine di esprimere il significato di questi quattro. L'esempio precedente è la definizione di una funzione; essa contiene una dichiarazione ed uno statement. Nello statement ogni x è una espressione, come pure lo è 'x*x'.</text:span></text:p>
      <text:p text:style-name="P5"><text:span text:style-name="T9">Ogni simbolo non terminale deve avere delle regole grammaticali che mostrino come esso è costituito da costrutti più semplici. Per esempio, un tipo di statement in C è lo statement return; esso potrebbe essere descritto </text:span><text:span text:style-name="T10">attraverso una regola grammaticale che informalmente può essere descritta come:<text:line-break/>uno statement può essere costituito da una parola chiave return, una espressione ed un punto e virgola.</text:span><text:span text:style-name="T9"> <text:s/></text:span></text:p>
      <text:p text:style-name="P13">Ci dovrebbero essere molte altre regole grammaticali lo 'statement', una in corrispondenza di un particolare tipo di statement in C.</text:p>
      <text:p text:style-name="P6"><text:span text:style-name="T10">Un simbolo nonterminale deve essere distinto come quello speciale che definisce una completa frase del linguaggio. Esso è detto simbolo di partenza o assioma. </text:span><text:span text:style-name="T11">In un compilatore, questo significa un programma in input completo. </text:span><text:span text:style-name="T13">In linguaggio C, il simbolo nonterminale “sequenza di definizioni e dichiarazioni” gioca questo ruolo.</text:span></text:p>
      <text:p text:style-name="P6"><text:span text:style-name="T13">Per esempio , '1+2' è una espressione valida in C, una parte valida di un programma C, ma non è valida come intero programma C. nella grammatica libera dal contesto del linguaggio C, questo deriva dal fatto che il nonterminale 'espressione' non è l'assioma. ( E scusatemi se sono tardone ma finalmente si è capito cosa cavolo è l'assioma</text:span><text:span text:style-name="T10"> !!)</text:span></text:p>
      <text:p text:style-name="P7"><text:span text:style-name="T10">Il parser di Bison legge una sequenza di token come suoi input </text:span><text:span text:style-name="T14">e</text:span><text:span text:style-name="T10"> li raggruppa utilizzando le regole grammaticali. </text:span><text:span text:style-name="T14">Se l'input è valido, il risultato finale dell'operazione di parsing è che l'intera sequenza di token si riduce ad un singolo raggruppamento il cui simbolo è l'assioma della grammatica. Se utilizziamo una grammatica per il C, l'intero input deve essere una “sequenza di definizioni e dichiarazioni”. Se non è così il parser riporta un errore sintattico.</text:span></text:p>
      <text:p text:style-name="P38">1.2 Dalle regole formali all'input per Bison.</text:p>
      <text:p text:style-name="P27"><text:span text:style-name="T14">Una grammatica formale è un costrutto matematico. Per definire il linguaggio per Bison, si deve </text:span><text:span text:style-name="T15">scrivere un file che esprima la grammatica attraverso la sintassi di Bison,: un cosìdetto Bison grammar file. Si veda capitolo 3 [Bison grammar file], pagina (47 da aggiornare in base alla </text:span><text:soft-page-break/><text:span text:style-name="T15">traduzione).</text:span></text:p>
      <text:p text:style-name="P9">Un <text:s/><text:span text:style-name="T15">simbolo non terminale nella grammatica formale è rappresentato nell'input a Bison come un identificatore in C. per convenzione esso dovrebbe essere a caratteri minuscoli come: “expr, stmt o decaration.</text:span></text:p>
      <text:p text:style-name="P10"><text:span text:style-name="T15">La rappresentazione in Bison per un simbolo terminale è anche detta un token type. Anche i token type possono essere rappresentati </text:span><text:span text:style-name="T16">come identificatori C-like. Per convenzione questi identificatori devono essere a caratteri maiuscoli per distinguerli dai non terminali: per esempio, INTEGER, IDENTIFIER, IF o RETURN. Un simbolo terminale che individua una particolare parola chiave nel linguaggio dovrebbe avere il nome della keyword <text:s/>in caratteri maiuscoli. Il simbolo terminale </text:span><text:span text:style-name="T12">error</text:span><text:span text:style-name="T16"> è riservato per la error recovery. Si veda la sezione 3.2 Symbols.</text:span></text:p>
      <text:p text:style-name="P12"><text:span text:style-name="T18">Un simbolo terminale può anche essere rappresentato con un carattere literal, proprio come una costante di caratteri C. questo si dovrebbe fare quando un token è composto da un singolo carattere (paremtesi, segno più e così via): si utilizza lo st</text:span><text:span text:style-name="T18">esso carattere in un literal come simbolo terminale per quel token.</text:span></text:p>
      <text:p text:style-name="P12"><text:span text:style-name="T18">Un terzo modo di rappresentare </text:span><text:span text:style-name="T19">un simbolo terminale è con una stringa C costante, contenente più caratteri. Si veda ancora la sezione 3.2 Symbols.</text:span><text:span text:style-name="T18"> <text:s/></text:span></text:p>
      <text:p text:style-name="P11"><text:span text:style-name="T16">Anche le r</text:span><text:span text:style-name="T17">e</text:span><text:span text:style-name="T16">gole grammaticali hanno una espressione nella sintassi di Bison, </text:span><text:span text:style-name="T19">ad esempio ecco la regola di Bison per lo statement return in C. il punto e virgola tra virgolette rappresenta un token con un carattere literal, esso è parte della sintassi C per il return; il punto e virgola a capo ed i due punti sono parte della punteggiatura utilizzata in ogni regola.</text:span></text:p>
      <text:p text:style-name="P15"><text:tab/>stmt: <text:tab/><text:tab/>RETURN expr ’;’ </text:p>
      <text:p text:style-name="P15"><text:tab/><text:tab/><text:tab/>; </text:p>
      <text:p text:style-name="P15">See Section 3.3 [Syntax of Grammar Rules]</text:p>
      <text:p text:style-name="P39">1.3 Valori Semantici</text:p>
      <text:p text:style-name="P14">Una grammatica formale effettua la selezione dei token solo sulla base della loro classificazione: ad esempio se una regola fa menzione del simbolo terminale 'costante intera', esso significa che ogni costante intera è grammaticalmente valida in quella posizione. Il valore esatto di tale costante è irrilevante ai fini di come viene effettuato il parsing dell'input, ovvero risuteranno grammaticalmente validi 'x+1' come 'x+4' o 'x+3645'.</text:p>
      <text:p text:style-name="P15">Il valore preciso è invece molto importante per il significato che l'input assume una volta che ne è stato effettuato il parsing. Un compilatore è privo di utilità se non è in grado di distinguere tra 1, 4 e 3645 come costanti all'interno di un programma! <text:span text:style-name="T20">Questo è il motivo per cui ogni token in Bison ha un token type ed un valore semantico. Si veda la sezione 3.5 [Defining Language Semantics].</text:span></text:p>
      <text:p text:style-name="P16"><text:span text:style-name="T20">Il token type </text:span><text:span text:style-name="T21">è un simbolo terminale definito nella grammatica, come INTEGER, IDENTIFIER o ','. Esso ci dice tutto quello che è necessario sapere per definire dove il token può avere una posizione valida </text:span><text:span text:style-name="T22">e come è possibile raggrupparlocon altri token. Le regole grammaticali non sanno nulla dei token eccetto il loro tipo.</text:span></text:p>
      <text:p text:style-name="P16"><text:span text:style-name="T22">Il valore semantico contiene tutto il resto delle informazioni circa il significato dei token, come il valore di un intero o il nome di un identificatore. <text:s/>(Un token come ',' che rappresenta solo punteggiatura </text:span><text:span text:style-name="T21"><text:s/></text:span><text:span text:style-name="T22">non ha bisogno di possedere alcun valore semantico).</text:span></text:p>
      <text:p text:style-name="P16"><text:span text:style-name="T22">Per esempio, un token in input potrebbe essere classificato come tipo INTEGER ed avere il valore semantico 4. un'altro input token potrebbe avere lo stesso token tipe ma valore semantico 3696. quando una regole grammaticale dice che è ammesso un intero, entrambi i due token sono </text:span><text:soft-page-break/><text:span text:style-name="T22">accettabili . Quando il parser accetta un token, tiene traccia del valore semantico del token <text:s/>.</text:span></text:p>
      <text:p text:style-name="P23">Ogni raggruppamento può anch'esso avere un proprio valore semantico come il suo simbolo non terminale. Ad esempio, in una calcolatrice, una espressione tipicamente ha un valore semantico rappresentato da un valore numerico. In un compilatore per un linguaggio di programmazione, una espressione tipicamente ha un valore semantico che è una struttura ad albero che descrive il significato dell'espressione.</text:p>
      <text:p text:style-name="P41">1.5 Azioni Semantiche</text:p>
      <text:p text:style-name="P28"><text:span text:style-name="T23">Perchè sia di una qualche utilità, un programma deve fare qualcosa di più deò parsing dell'input; deve anche produrre un output basato sull'input. In una grammatica per Bison, una regola ione realizzata attraverso grammaticale può essere munita di una az</text:span><text:span text:style-name="T24">ione realizzata attraverso statement C. Ogni volta che il parser riconosce una corrispondenza per quella regola, l'azione ad essa associata viene eseguita. Vedu sezione 3.5.3.</text:span></text:p>
      <text:p text:style-name="P24">La maggior parte delle volte, lo scopo di una azione è quella di valutare il valore semantico dell'intero costrutto a partire da quello delle parti che lo compongono. Per esempio, supponendo di avere una regola che dice che una espressione può essere data dalla somma di due espressioni. Quando il parser riconosce nell'input una tale somma, ognuna delle sottoespressioni ha un valore semantico che descrive come essa è stata costruita. L'azione per questa regola dovrebbe creare un valore dello stesso tipo per l'espressione più grande individuata.</text:p>
      <text:p text:style-name="P19"><text:span text:style-name="T24"><text:tab/></text:span><text:span text:style-name="T25">expr: expr ’+’ expr <text:s/>{ $$ = $1 + $3; }</text:span></text:p>
      <text:p text:style-name="P22"><text:tab/><text:tab/>; </text:p>
      <text:p text:style-name="P21"><text:span text:style-name="T27">L'azione qui descrive come produrre il valore semantico della espressione somma a partir</text:span><text:span text:style-name="T24">e dalle sottoespressioni.</text:span></text:p>
      <text:p text:style-name="P42">1.5 Srivere dei Parser GLR</text:p>
      <text:p text:style-name="P19"><text:span text:style-name="T24">I</text:span><text:span text:style-name="T27">n alcune grammatiche, l'algoritmo di parsing deterministico LR(1) di Bison non è in grado di decidere quale regola grammaticale applicare in un certo punto. Cioè esso potrebbe non essere in grado (sulle basi dell'input letto fino a quel punto) quale tra due possibili riduzioni (applicazioni di una regola grammaticale) applicare, o se applicare una riduzione, o leggere di più dall'input ed applicare una riduzione più tardi. Questi sono noti come conflitti reduce/reduce e shift/reduce (sezione 5.6 e 5.2).</text:span></text:p>
      <text:p text:style-name="P20"><text:span text:style-name="T28">Per utilizzare una grammatica che non è agevolmente modificata al fine di essere LR(1), è a volte necessario utilizzare un algoritmo più generale. Se si include </text:span><text:span text:style-name="T26">%glr-parser</text:span><text:span text:style-name="T28"> tra le dichiarazioni nel nostro file di Bison (vedi sezione 3.1), il risultato è una Genaralized LR parser. Questo parser è in grado di operare, con una grammatica di Bison che presenti conflitti come quelli di precedenza, o i reduce/reduce o gli <text:s/>shift/reduce irrisolti, come un parser deterministico. Un parser GLR quando incontra conflitti reduce/reduce o shift/reduce, utilizza l'espediente di fare entrambe le cose, esso cioè effettua la clonazione del parser in modo da seguire entrambe le possibilità. Ognuno dei parser risultanti può nuovamente splittare, così che in ogni istante di tempo è possibile che vi sia un certo numero di parser che stanno venendo esplorati. I parser procedono in locksteps (passi legati); cioè, tutti i parser consumano (shift) un dato simbolo in input prima che ognuno di essi possa passare al successivo. Ognuno dei parser clonati può andare incontro a due differenti destini: o esso incorre in un errore di parsing e quindi svanisce, o esso si fonde ad un altro parser in quanto entrambi hanno ridotto l'input ad un insieme di simboli identico.</text:span></text:p>
      <text:p text:style-name="P20"><text:span text:style-name="T28">Nella fase in cui vi sono più parser in fase di esplorazione, le azioni semantiche vengono riordinate, </text:span><text:soft-page-break/><text:span text:style-name="T28">ma non vengono eseguite. Quando un parser scompare, per i motivi visti in precedenza, anche le sue azioni semantiche (che nel frattempo erano state memorizzate) scompaiono nello stesso modo. Quando una riduzione rende due parser identici, causandone il merge, </text:span><text:span text:style-name="T29">Bison memorizza entrambi i set di azioni semantiche. Bison dunque risove tutte le azioni outstanding o attraverso le regole di precedenza date alle regole grammaticali interessate, o realizzando entrambe le azioni, e quindi chiamando una funzione designata, definita dall'utente, che operi sui valori risultanti per produrre un risultoto merged arbitrario.</text:span></text:p>
      <text:p text:style-name="P40"><text:span text:style-name="T29">1.5.1 Utilizzo di GLR su Grammatiche non ambigue<text:line-break/></text:span><text:span text:style-name="T30">Ragazzi, la parte sul GLR no la traduco, non ci dovrebbe servire, ve necessario provvedo.</text:span></text:p>
      <text:p text:style-name="P31"/>
      <text:p text:style-name="P32">In the simplest cases, you can use the GLR algorithm to parse grammars that are unambiguous but fail to be LR(1). Such grammars typically require more than one symbol of lookahead. </text:p>
      <text:p text:style-name="P32">Consider a problem that arises in the declaration of enumerated and subrange types in the programming language Pascal. Here are some examples: </text:p>
      <text:p text:style-name="P32">type subrange = lo .. hi; </text:p>
      <text:p text:style-name="P32">type enum = (a, b, c); </text:p>
      <text:p text:style-name="P32">The original language standard allows only numeric literals and constant identifiers for the subrange bounds (‘lo’ and ‘hi’), but Extended Pascal (ISO/IEC 10206) and many other Pascal implementations allow arbitrary expressions there. This gives rise to the following situation, containing a superfluous pair of parentheses: </text:p>
      <text:p text:style-name="P32">type subrange = (a) .. b; </text:p>
      <text:p text:style-name="P32">Compare this to the following declaration of an enumerated type with only one value: </text:p>
      <text:p text:style-name="P32">type enum = (a); </text:p>
      <text:p text:style-name="P32">(These declarations are contrived, but they are syntactically valid, and more-complicated cases can come up in practical programs.) </text:p>
      <text:p text:style-name="P32">These two declarations look identical until the ‘..’ token. With normal LR(1) one-token lookahead it is not possible to decide between the two forms when the identifier ‘a’ is parsed. </text:p>
      <text:p text:style-name="P32">It is, however, desirable for a parser to decide this, since in the latter case ‘a’ must become a new identifier to represent the enumeration value, while in the former case ‘a’ must be evaluated with its current meaning, which may be a constant or even a function call. </text:p>
      <text:p text:style-name="P32">You could parse ‘(a)’ as an “unspecified identifier in parentheses”, to be resolved later, but this typically requires substantial contortions in both semantic actions and large parts of the grammar, where the parentheses are nested in the recursive rules for expressions. </text:p>
      <text:p text:style-name="P32">You might think of using the lexer to distinguish between the two forms by returning different tokens for currently defined and undefined identifiers. But if these declarations occur in a local scope, and ‘a’ is defined in an outer scope, then both forms are possible— either locally redefining ‘a’, or using the value of ‘a’ from the outer scope. So this approach cannot work. </text:p>
      <text:p text:style-name="P29"><text:span text:style-name="T30">A simple solution to this problem is to declare the parser to use the GLR algorithm. When the GLR parser reaches the critical state, it merely splits into two branches and pursues both syntax rules simultaneously. Sooner or later, one of them runs into a parsing error. If there is a ‘..’ token before the next ‘;’, the rule for enumerated types fails since it cannot accept ‘..’ anywhere; otherwise, the </text:span><text:soft-page-break/><text:span text:style-name="T30">subrange type rule fails since it requires a ‘..’ token. So one of the branches fails silently, and the other one continues normally, performing all the intermediate actions that were postponed during the split. </text:span></text:p>
      <text:p text:style-name="P32">If the input is syntactically incorrect, both branches fail and the parser reports a syntax error as usual. </text:p>
      <text:p text:style-name="P32">The effect of all this is that the parser seems to “guess” the correct branch to take, or in other words, it seems to use more lookahead than the underlying LR(1) algorithm actually allows for. In this example, LR(2) would suffice, but also some cases that are not LR(k) for any k can be handled this way. </text:p>
      <text:p text:style-name="P32">In general, a GLR parser can take quadratic or cubic worst-case time, and the current Bison parser even takes exponential time and space for some grammars. In practice, this rarely happens, and for many grammars it is possible to prove that it cannot happen. The present example contains only one conflict between two rules, and the type-declaration context containing the conflict cannot be nested. So the number of branches that can exist at any time is limited by the constant 2, and the parsing time is still linear. </text:p>
      <text:p text:style-name="P32">Here is a Bison grammar corresponding to the example above. It parses a vastly simplified form of Pascal type declarations. </text:p>
      <text:p text:style-name="P25">%token TYPE DOTDOT ID </text:p>
      <text:p text:style-name="P25">%left ’+’ ’-’ </text:p>
      <text:p text:style-name="P25">%left ’*’ ’/’ </text:p>
      <text:p text:style-name="P25">%% </text:p>
      <text:p text:style-name="P25">type_decl : TYPE ID ’=’ type ’;’ </text:p>
      <text:p text:style-name="P25"><text:tab/>; </text:p>
      <text:p text:style-name="P25">type : ’(’ id_list ’)’ </text:p>
      <text:p text:style-name="P25"><text:tab/>| expr DOTDOT expr </text:p>
      <text:p text:style-name="P25"><text:tab/>; </text:p>
      <text:p text:style-name="P25">id_list : ID </text:p>
      <text:p text:style-name="P25"><text:tab/>| id_list ’,’ ID </text:p>
      <text:p text:style-name="P25"><text:tab/>; </text:p>
      <text:p text:style-name="P25">expr : ’(’ expr ’)’ </text:p>
      <text:p text:style-name="P25"><text:tab/>| expr ’+’ expr </text:p>
      <text:p text:style-name="P25"><text:tab/>| expr ’-’ <text:s/>expr </text:p>
      <text:p text:style-name="P25"><text:tab/>| expr ’*’ expr </text:p>
      <text:p text:style-name="P25"><text:tab/>| expr ’/’ <text:s/>expr </text:p>
      <text:p text:style-name="P25"><text:tab/>| ID </text:p>
      <text:p text:style-name="P25"><text:tab/>; </text:p>
      <text:p text:style-name="P25">When used as a normal LR(1) grammar, Bison correctly complains about one reduce/reduce conflict. In the conflicting situation the parser chooses one of the alternatives, arbitrarily the one declared first. Therefore the following correct input is not recognized: </text:p>
      <text:p text:style-name="P25"><text:soft-page-break/><text:tab/>type t = (a) .. b; </text:p>
      <text:p text:style-name="P25">The parser can be turned into a GLR parser, while also telling Bison to be silent about the one known reduce/reduce conflict, by adding these two declarations to the Bison grammar file (before the first ‘%%’): </text:p>
      <text:p text:style-name="P25"><text:tab/>%glr-parser </text:p>
      <text:p text:style-name="P25"><text:tab/>%expect-rr 1 </text:p>
      <text:p text:style-name="P43">No change in the grammar itself is required. Now the parser recognizes all valid declarations, according to the limited syntax above, transparently. In fact, the user does not even notice when the parser splits. </text:p>
      <text:p text:style-name="P43">So here we have a case where we can use the benefits of GLR, almost without disadvantages. Even in simple cases like this, however, there are at least two potential problems to beware. First, always analyze the conflicts reported by Bison to make sure that GLR splitting is only done where it is intended. A GLR parser splitting inadvertently may cause problems less obvious than an LR parser statically choosing the wrong alternative in a conflict. Second, consider interactions with the lexer (see Section 7.1 [Semantic Tokens], page 111) with great care. Since a split parser consumes tokens without performing any actions during the split, the lexer cannot obtain information via parser actions. Some cases of lexer interactions can be eliminated by using GLR to shift the complications from the lexer to the parser. You must check the remaining cases for correctness. </text:p>
      <text:p text:style-name="P43">In our example, it would be safe for the lexer to return tokens based on their current meanings in some symbol table, because no new symbols are defined in the middle of a type declaration. Though it is possible for a parser to define the enumeration constants as they are parsed, before the type declaration is completed, it actually makes no difference since they cannot be used within the same enumerated type declaration. </text:p>
      <text:p text:style-name="P62">1.5.2 Using GLR to Resolve Ambiguities </text:p>
      <text:p text:style-name="P44">Let’s consider an example, vastly simplified from a C++ grammar. </text:p>
      <text:p text:style-name="P46"><text:span text:style-name="T33"><text:s/></text:span><text:span text:style-name="T32">%{</text:span></text:p>
      <text:p text:style-name="P49"><text:s text:c="7"/><text:span text:style-name="T31">#include &lt;stdio.h&gt;</text:span></text:p>
      <text:p text:style-name="P49"><text:s text:c="7"/><text:span text:style-name="T31">#define YYSTYPE char const *</text:span></text:p>
      <text:p text:style-name="P49"><text:s text:c="7"/><text:span text:style-name="T31">int yylex (void);</text:span></text:p>
      <text:p text:style-name="P49"><text:s text:c="7"/><text:span text:style-name="T31">void yyerror (char const *);</text:span></text:p>
      <text:p text:style-name="P49"><text:s text:c="5"/><text:span text:style-name="T31">%}</text:span></text:p>
      <text:p text:style-name="P53"/>
      <text:p text:style-name="P49"><text:s text:c="5"/><text:span text:style-name="T31">%token TYPENAME ID</text:span></text:p>
      <text:p text:style-name="P53"/>
      <text:p text:style-name="P49"><text:s text:c="5"/><text:span text:style-name="T31">%right '='</text:span></text:p>
      <text:p text:style-name="P49"><text:s text:c="5"/><text:span text:style-name="T31">%left '+'</text:span></text:p>
      <text:p text:style-name="P53"/>
      <text:p text:style-name="P49"><text:s text:c="5"/><text:span text:style-name="T31">%glr-parser</text:span></text:p>
      <text:p text:style-name="P53"/>
      <text:p text:style-name="P49"><text:s text:c="5"/><text:span text:style-name="T31">%%</text:span></text:p>
      <text:p text:style-name="P53"/>
      <text:p text:style-name="P49"><text:s text:c="5"/><text:span text:style-name="T31">prog :</text:span></text:p>
      <text:p text:style-name="P49"><text:s text:c="10"/><text:span text:style-name="T31">| prog stmt <text:s text:c="2"/>{ printf ("\n"); }</text:span></text:p>
      <text:p text:style-name="P49"><text:s text:c="10"/><text:span text:style-name="T31">;</text:span></text:p>
      <text:p text:style-name="P53"/>
      <text:p text:style-name="P49"><text:s text:c="5"/><text:span text:style-name="T31">stmt : expr ';' <text:s/>%dprec 1</text:span></text:p>
      <text:p text:style-name="P49"><text:s text:c="10"/><text:span text:style-name="T31">| decl <text:s text:c="5"/>%dprec 2</text:span></text:p>
      <text:p text:style-name="P49"><text:s text:c="10"/><text:span text:style-name="T31">;</text:span></text:p>
      <text:p text:style-name="P53"/>
      <text:p text:style-name="P49"><text:soft-page-break/><text:s text:c="5"/><text:span text:style-name="T31">expr : ID <text:s text:c="14"/>{ printf ("%s ", $$); }</text:span></text:p>
      <text:p text:style-name="P49"><text:s text:c="10"/><text:span text:style-name="T31">| TYPENAME '(' expr ')'</text:span></text:p>
      <text:p text:style-name="P49"><text:s text:c="29"/><text:span text:style-name="T31">{ printf ("%s &lt;cast&gt; ", $1); }</text:span></text:p>
      <text:p text:style-name="P49"><text:s text:c="10"/><text:span text:style-name="T31">| expr '+' expr <text:s text:c="3"/>{ printf ("+ "); }</text:span></text:p>
      <text:p text:style-name="P49"><text:s text:c="10"/><text:span text:style-name="T31">| expr '=' expr <text:s text:c="3"/>{ printf ("= "); }</text:span></text:p>
      <text:p text:style-name="P49"><text:s text:c="10"/><text:span text:style-name="T31">;</text:span></text:p>
      <text:p text:style-name="P53"/>
      <text:p text:style-name="P49"><text:s text:c="5"/><text:span text:style-name="T31">decl : TYPENAME declarator ';'</text:span></text:p>
      <text:p text:style-name="P49"><text:s text:c="29"/><text:span text:style-name="T31">{ printf ("%s &lt;declare&gt; ", $1); }</text:span></text:p>
      <text:p text:style-name="P49"><text:s text:c="10"/><text:span text:style-name="T31">| TYPENAME declarator '=' expr ';'</text:span></text:p>
      <text:p text:style-name="P49"><text:s text:c="29"/><text:span text:style-name="T31">{ printf ("%s &lt;init-declare&gt; ", $1); }</text:span></text:p>
      <text:p text:style-name="P49"><text:s text:c="10"/><text:span text:style-name="T31">;</text:span></text:p>
      <text:p text:style-name="P53"/>
      <text:p text:style-name="P49"><text:s text:c="5"/><text:span text:style-name="T31">declarator : ID <text:s text:c="8"/>{ printf ("\"%s\" ", $1); }</text:span></text:p>
      <text:p text:style-name="P49"><text:s text:c="10"/><text:span text:style-name="T31">| '(' declarator ')'</text:span></text:p>
      <text:p text:style-name="P54"><text:s text:c="10"/><text:span text:style-name="T31">;</text:span></text:p>
      <text:p text:style-name="P44">This models a problematic part of the C++ grammar—the ambiguity between certain declarations and statements. For example, </text:p>
      <text:p text:style-name="P44"><text:tab/>T (x) = y+z; </text:p>
      <text:p text:style-name="P45"><text:span text:style-name="T33">parses as either an `expr' or a `stmt' (assuming that `T' is recognized as a `TYPENAME' and `x' as an `ID'). <text:s/>Bison detects this as a reduce/reduce conflict between the rules `expr : ID' and `declarator : ID', which it cannot resolve at the time it encounters `x' in the example above. <text:s/>Since this is a GLR parser, it therefore splits the problem into two parses, one for each choice of resolving the reduce/reduce conflict. <text:s/>Unlike the example from the previous section </text:span><text:span text:style-name="T35">(</text:span><text:span text:style-name="Strong_20_Emphasis"><text:span text:style-name="T35">Note:</text:span></text:span><text:span text:style-name="T35"> </text:span><text:a xlink:type="simple" xlink:href="http://localhost/cgi-bin/info2www?(bison)Simple+GLR+Parsers">Simple GLR Parsers</text:a><text:span text:style-name="T35">), however, neither of these parses "dies," </text:span><text:span text:style-name="T33">because the grammar as it stands is ambiguous. <text:s/>One of the parsers eventually reduces `stmt : expr ';'' and the other reduces `stmt : decl', after which both parsers are in an identical state: they've seen `prog stmt' and have the same unprocessed input remaining. <text:s/>We say that these parses have "merged."</text:span></text:p>
      <text:p text:style-name="P44"/>
      <text:p text:style-name="P44"><text:s text:c="3"/><text:span text:style-name="T31">At this point, the GLR parser requires a specification in the </text:span>grammar of how to choose between the competing parses. <text:s/>In the example above, the two `%dprec' declarations specify that Bison is to give precedence to the parse that interprets the example as a `decl', which implies that `x' is a declarator. <text:s/>The parser therefore prints</text:p>
      <text:p text:style-name="P47">"x" y z + T &lt;init-declare&gt;</text:p>
      <text:p text:style-name="P45"><text:s/><text:span text:style-name="T32">The `%dprec' declarations only come into play when more than one </text:span><text:span text:style-name="T33">parse survives. <text:s/>Consider a different input string for this parser:</text:span></text:p>
      <text:p text:style-name="P48"><text:s/><text:span text:style-name="T31">T (x) + y;</text:span></text:p>
      <text:p text:style-name="P26"><text:line-break/><text:span text:style-name="T35">This is another example of using GLR to parse an unambiguous construct, </text:span><text:span text:style-name="T34">a</text:span><text:span text:style-name="T35">s shown in the previous section (</text:span><text:span text:style-name="Strong_20_Emphasis"><text:span text:style-name="T35">Note:</text:span></text:span><text:span text:style-name="T35"> </text:span><text:a xlink:type="simple" xlink:href="http://localhost/cgi-bin/info2www?(bison)Simple+GLR+Parsers">Simple GLR Parsers</text:a><text:span text:style-name="T35">). <text:s/>Here, there is no ambiguity (this cannot be parsed as a declaration).</text:span></text:p>
      <text:p text:style-name="P33">However, at the time the Bison parser encounters `x', it does not have enough information to resolve the reduce/reduce conflict (again, between `x' as an `expr' or a `declarator'). <text:s/>In this case, no precedence declaration is used. <text:s/>Again, the parser splits into two, one assuming that `x' is an `expr', and the other assuming `x' is a `declarator'. <text:s/>The second of these parsers then vanishes when it sees `+', and the parser prints </text:p>
      <text:p text:style-name="P51">x T &lt;cast&gt; y +</text:p>
      <text:p text:style-name="P26"><text:span text:style-name="T33"><text:s/></text:span><text:span text:style-name="T35">Suppose that instead of resolving the ambiguity, you wanted to see all the possibilities. <text:s/>For this purpose, you must merge the semantic actions of the two possible parsers, rather than choosing one </text:span><text:soft-page-break/><text:span text:style-name="T35">over the <text:s/>other. <text:s/>To do so, you could change the declaration of `stmt' as follows:</text:span></text:p>
      <text:p text:style-name="P33"/>
      <text:p text:style-name="P33"><text:s text:c="5"/>stmt : expr ';' <text:s/>%merge &lt;stmtMerge&gt;</text:p>
      <text:p text:style-name="P33"><text:s text:c="10"/>| decl <text:s text:c="5"/>%merge &lt;stmtMerge&gt;</text:p>
      <text:p text:style-name="P33"><text:s text:c="10"/>;</text:p>
      <text:p text:style-name="P33"/>
      <text:p text:style-name="P33">and define the `stmtMerge' function as:</text:p>
      <text:p text:style-name="P33"/>
      <text:p text:style-name="P33"><text:s text:c="5"/>static YYSTYPE</text:p>
      <text:p text:style-name="P33"><text:s text:c="5"/>stmtMerge (YYSTYPE x0, YYSTYPE x1)</text:p>
      <text:p text:style-name="P33"><text:s text:c="5"/>{</text:p>
      <text:p text:style-name="P33"><text:s text:c="7"/>printf ("&lt;OR&gt; ");</text:p>
      <text:p text:style-name="P33"><text:s text:c="7"/>return "";</text:p>
      <text:p text:style-name="P33"><text:s text:c="5"/>}</text:p>
      <text:p text:style-name="P33"/>
      <text:p text:style-name="P33">with an accompanying forward declaration in the C declarations at the beginning of the file:</text:p>
      <text:p text:style-name="P33"/>
      <text:p text:style-name="P33"><text:s text:c="5"/>%{</text:p>
      <text:p text:style-name="P33"><text:s text:c="7"/>#define YYSTYPE char const *</text:p>
      <text:p text:style-name="P33"><text:s text:c="7"/>static YYSTYPE stmtMerge (YYSTYPE x0, YYSTYPE x1);</text:p>
      <text:p text:style-name="P33"><text:s text:c="5"/>%}</text:p>
      <text:p text:style-name="P33"/>
      <text:p text:style-name="P33">With these declarations, the resulting parser parses the first example as both an `expr' and a `decl', and prints</text:p>
      <text:p text:style-name="P33"/>
      <text:p text:style-name="P33"><text:s text:c="5"/>"x" y z + T &lt;init-declare&gt; x T &lt;cast&gt; y z + = &lt;OR&gt;</text:p>
      <text:p text:style-name="P33"/>
      <text:p text:style-name="P33"><text:s text:c="3"/>Bison requires that all of the productions that participate in anyparticular merge have identica<text:span text:style-name="T44">al '</text:span>%merge' clauses. <text:s/>Otherwise, the ambiguity would be unresolvable, and the parser will report an error during any parse that results in the offending merge.</text:p>
      <text:p text:style-name="P63">1.5.3 GLR Semantic Actions </text:p>
      <text:p text:style-name="P35">By definition, a deferred semantic action is not performed at the same time as the associated reduction. This raises caveats for several Bison features you might use in a semantic action in a GLR parser. </text:p>
      <text:p text:style-name="P34"><text:span text:style-name="T44">In any semantic action, you can examine yychar to determine the type of the lookahead token present at the time of the associated reduction. After checking that yychar is not set to YYEMPTY or YYEOF, you can then examine yylval and yylloc to determine the lookahead token’s semantic </text:span><text:soft-page-break/><text:span text:style-name="T44">value and location, if any. In a nondeferred semantic action, you can also modify any of these variables to influence syntax analysis. See Section 5.1 [Lookahead Tokens], page 91. </text:span></text:p>
      <text:p text:style-name="P35">In a deferred semantic action, it’s too late to influence syntax analysis. In this case, yychar, yylval, and yylloc are set to shallow copies of the values they had at the time of the associated reduction. For this reason alone, modifying them is dangerous. Moreover, the result of modifying them is undefined and subject to change with future versions of Bison. For example, if a semantic action might be deferred, you should never write it to invoke yyclearin (see Section 4.8 [Action Features], page 87) or to attempt to free memory referenced by yylval. </text:p>
      <text:p text:style-name="P30"><text:span text:style-name="T44">An</text:span><text:span text:style-name="T36">other Bison feature requiring special consideration is YYERROR (see Section 4.8 [Action Features], page 87), which you can invoke in a semantic action to initiate error recovery. </text:span></text:p>
      <text:p text:style-name="P35">During deterministic GLR operation, the effect of YYERROR is the same as its effect in a deterministic parser. In a deferred semantic action, its effect is undefined. </text:p>
      <text:p text:style-name="P35">Also, see Section 3.6.3 [Default Action for Locations], page 64, which describes a special usage of YYLLOC_DEFAULT in GLR parsers. </text:p>
      <text:p text:style-name="Subtitle">1.5.4 Considerations when Compiling GLR Parsers </text:p>
      <text:p text:style-name="P35">The GLR parsers require a compiler for ISO C89 or later. In addition, they use the inline keyword, which is not C89, but is C99 and is a common extension in pre-C99 compilers. It is up to the user of these parsers to handle portability issues. For instance, if using Autoconf and the Autoconf macro AC_C_INLINE, a mere </text:p>
      <text:p text:style-name="P52"><text:s/>%{</text:p>
      <text:p text:style-name="P49"><text:s text:c="7"/><text:span text:style-name="T31">#include &lt;config.h&gt;</text:span></text:p>
      <text:p text:style-name="P49"><text:s text:c="5"/><text:span text:style-name="T31">%}</text:span></text:p>
      <text:p text:style-name="P53"/>
      <text:p text:style-name="P50">will suffice. <text:s/>Otherwise, we suggest</text:p>
      <text:p text:style-name="P53"/>
      <text:p text:style-name="P49"><text:s text:c="5"/><text:span text:style-name="T31">%{</text:span></text:p>
      <text:p text:style-name="P49"><text:s text:c="7"/><text:span text:style-name="T31">#if __STDC_VERSION__ &lt; 199901 &amp;&amp; ! defined __GNUC__ &amp;&amp; ! defined inline</text:span></text:p>
      <text:p text:style-name="P49"><text:s text:c="8"/><text:span text:style-name="T31">#define inline</text:span></text:p>
      <text:p text:style-name="P49"><text:s text:c="7"/><text:span text:style-name="T31">#endif</text:span></text:p>
      <text:p text:style-name="P54"><text:s text:c="5"/><text:span text:style-name="T31">%}</text:span></text:p>
      <text:p text:style-name="P64"><text:span text:style-name="T45">1.6 locazione</text:span></text:p>
      <text:p text:style-name="P57"><text:span text:style-name="T45">Molte applicazioni come gli interpreti o i compilatori, devono produrre messaggi di segnalazione degli errori tanto verbosi quanto utili. Per raggiungere questo risultato si deve essere in grado di <text:s/>tenere traccia della localizzazionwe testuale, o più brevemente della locazione di ogni costrutto sintattico. Bison fornisce un meccanismo per maneggiare queste localizzazioni.</text:span></text:p>
      <text:p text:style-name="P60">Ogni token ha un valore semantico. In modo simile ogni token ha associata una locazione, ma il tipo della locazione è lo stesso per tutti i token e tutti i raggruppamenti. Inoltre il parser in output è dotato di default con una struttura dati che permette di memorizzare le localizzazioni (si veda la sezione 3.6 [locations].</text:p>
      <text:p text:style-name="P60">Come i valori semantici le localizzazioni possono essere raggiunte nelle azioni utilizzando un set di costrutti dedicati. Nell'esempio precedente la locazione dell'intero raggruppamento è @$, mentre la locazione delle subespressioni è @1 e @3.</text:p>
      <text:p text:style-name="P61">Quando una regola <text:span text:style-name="T46">viene matchata, viene utilizzata una azione di default per calcolare il valore semantico della parte a sinistra della regola di produzione (vedi sezione 3.5.3[Actions]). Allo stesso modo, un'altra azione di default viene utilizzata per la locazione. In ogni modo l'azione da compiere </text:span><text:soft-page-break/><text:span text:style-name="T46">per la locazione è di una generalità tale che non è necessario descrivere per ogni regola sintattica come calcolare </text:span><text:span text:style-name="T47">@$. quando viene costruita la nuova locazione per un dato raggruppamento, il comèportamento di default dell'output parser è quello di prendere l'inizio del primo simbolo e la fine dell'ultimo.</text:span></text:p>
      <text:p text:style-name="P65"><text:span text:style-name="T47">1.7 L'output di Bison: Il File di implementazione del parser</text:span></text:p>
      <text:p text:style-name="P58"><text:span text:style-name="T47"><text:s text:c="2"/></text:span><text:span text:style-name="T40">Quando si esegue Bison</text:span><text:span text:style-name="T41">, è necessario assegnargli unfile di grammatica Bison come input.Il prodotto più importante in uscita è un file sorgente C che implementa un parser per il linguaggio descritto dalla grammatica. Questo parser viene detto parser Bison, e questo file è chiamato file di implementazioe del parser Bison.</text:span></text:p>
      <text:p text:style-name="P59"><text:span text:style-name="T42">Va tenuto a mente che l'utility Bison ed il parser Bison, sono due programmi nettamente differenti: l'utility è il programma utilizzato per generare in output il file di implementazione del parser Bison che diventerà parte del compilatore.</text:span></text:p>
      <text:p text:style-name="P59"><text:span text:style-name="T42">Il compito del parser Bison è quello di raggruppare i token in raggruppamenti che rispettino le regole grammaticali, ad esempio, per costruire espressioni a partire da identificatori ed operatori. Mentre compie queste operazioni esso mette in pratica le azioni definite per tali regole sintattiche per cui individua il matching.</text:span></text:p>
      <text:p text:style-name="P59"><text:span text:style-name="T42">Il token arrivano da una funzione chiamata analizzatore lessicale (che bisogna produrre in qualche modo, ad esempio in C, ma noi usiamo flex). Il parser Bison chiama l'analizzatore lessicale ogni volta che necessita di un nuovo token. Il parser non è a conoscenza di quello che c'è all'interno del token (sebbene il suo valore semantico possa rifletterlo). Tipicamente l'analizzatore lessica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true"/>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to </meta:initial-creator>
    <meta:creation-date>2012-02-27T18:42:34</meta:creation-date>
    <dc:date>2012-03-05T18:09:04</dc:date>
    <dc:creator>vito </dc:creator>
    <meta:editing-duration>PT60H43M15S</meta:editing-duration>
    <meta:editing-cycles>15</meta:editing-cycles>
    <meta:generator>OpenOffice.org/3.2$Unix OpenOffice.org_project/320m19$Build-9505</meta:generator>
    <meta:document-statistic meta:table-count="0" meta:image-count="0" meta:object-count="0" meta:page-count="11" meta:paragraph-count="185" meta:word-count="4886" meta:character-count="30510"/>
  </office:meta>
</office:document-meta>
</file>